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6.79mm"/>
    </style:style>
    <style:style style:name="co12" style:family="table-column">
      <style:table-column-properties fo:break-before="auto" style:column-width="39.39mm"/>
    </style:style>
    <style:style style:name="co13" style:family="table-column">
      <style:table-column-properties fo:break-before="auto" style:column-width="29.3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3.12mm"/>
    </style:style>
    <style:style style:name="co16" style:family="table-column">
      <style:table-column-properties fo:break-before="auto" style:column-width="25.74mm"/>
    </style:style>
    <style:style style:name="co17" style:family="table-column">
      <style:table-column-properties fo:break-before="auto" style:column-width="44.22mm"/>
    </style:style>
    <style:style style:name="co18" style:family="table-column">
      <style:table-column-properties fo:break-before="auto" style:column-width="185.42mm"/>
    </style:style>
    <style:style style:name="co19" style:family="table-column">
      <style:table-column-properties fo:break-before="auto" style:column-width="29.63mm"/>
    </style:style>
    <style:style style:name="co20" style:family="table-column">
      <style:table-column-properties fo:break-before="auto" style:column-width="27.68mm"/>
    </style:style>
    <style:style style:name="co21" style:family="table-column">
      <style:table-column-properties fo:break-before="auto" style:column-width="27.36mm"/>
    </style:style>
    <style:style style:name="co22" style:family="table-column">
      <style:table-column-properties fo:break-before="auto" style:column-width="36.46mm"/>
    </style:style>
    <style:style style:name="co2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83caff"/>
      <style:text-properties style:font-name="Arial"/>
    </style:style>
    <style:style style:name="ce76" style:family="table-cell" style:parent-style-name="Default" style:data-style-name="N11"/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 style:data-style-name="N1"/>
    <style:style style:name="ce79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1"/>
        <table:table-column table:style-name="co1" table:number-columns-repeated="2" table:default-cell-style-name="ce44"/>
        <table:table-column table:style-name="co15" table:default-cell-style-name="ce5"/>
        <table:table-column table:style-name="co16" table:default-cell-style-name="ce5"/>
        <table:table-column table:style-name="co17" table:default-cell-style-name="ce63"/>
        <table:table-column table:style-name="co1" table:number-columns-repeated="1013" table:default-cell-style-name="ce5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0" office:value-type="string" calcext:value-type="string">
            <text:p>Reference</text:p>
          </table:table-cell>
          <table:table-cell table:style-name="ce75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Extrapolation.H2]/[Extrapolation.F2]" office:value-type="float" office:value="4.18148820326679" calcext:value-type="float">
            <text:p>4</text:p>
          </table:table-cell>
          <table:table-cell table:formula="of:=([Extrapolation.H3]/[Extrapolation.D3])*[Extrapolation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Extrapolation.F3]*[Extrapolation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Extrapolation.F4]*[Extrapolation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Extrapolation.H4]/[Extrapolation.F5]" office:value-type="float" office:value="10.2857142857143" calcext:value-type="float">
            <text:p>10</text:p>
          </table:table-cell>
          <table:table-cell table:formula="of:=[Extrapolation.F5]*[Extrapolation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Extrapolation.F6]*[Extrapolation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Extrapolation.H7]/[Extrapolation.F7]" office:value-type="float" office:value="27.7777777777778" calcext:value-type="float">
            <text:p>28</text:p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Extrapolation.H8]/[Extrapolation.F8]" office:value-type="float" office:value="58.3333333333333" calcext:value-type="float">
            <text:p>58</text:p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Extrapolation.H9]/[Extrapolation.F9]" office:value-type="float" office:value="33.3333333333333" calcext:value-type="float">
            <text:p>33</text:p>
          </table:table-cell>
          <table:table-cell table:style-name="ce54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Extrapolation.H10]/[Extrapolation.F10]" office:value-type="float" office:value="25" calcext:value-type="float">
            <text:p>25</text:p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Extrapolation.G11]*[Extrapolation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Extrapolation.G12]*[Extrapolation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Extrapolation.G13]*[Extrapolation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Extrapolation.H14]/[Extrapolation.F14]" office:value-type="float" office:value="52.6863284611809" calcext:value-type="float">
            <text:p>53</text:p>
          </table:table-cell>
          <table:table-cell table:formula="of:=[Extrapolation.H13]/([Extrapolation.D13]*[Extrapolation.C13]) * ([Extrapolation.C14]*[Extrapolation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Extrapolation.H15]/[Extrapolation.F15]" office:value-type="float" office:value="77.7777777777778" calcext:value-type="float">
            <text:p>78</text:p>
          </table:table-cell>
          <table:table-cell table:style-name="ce47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Extrapolation.G16]*[Extrapolation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Extrapolation.H17]/[Extrapolation.F17]" office:value-type="float" office:value="60.6060606060606" calcext:value-type="float">
            <text:p>61</text:p>
          </table:table-cell>
          <table:table-cell table:style-name="ce49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Extrapolation.H18]/[Extrapolation.F18]" office:value-type="float" office:value="100" calcext:value-type="float">
            <text:p>100</text:p>
          </table:table-cell>
          <table:table-cell table:style-name="ce47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Extrapolation.H19]/[Extrapolation.F19]" office:value-type="float" office:value="154.207083333333" calcext:value-type="float">
            <text:p>154</text:p>
          </table:table-cell>
          <table:table-cell table:formula="of:=([Extrapolation.H12]*[Extrapolation.D19]/[Extrapolation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Extrapolation.H20]/[Extrapolation.F20]" office:value-type="float" office:value="116.666666666667" calcext:value-type="float">
            <text:p>117</text:p>
          </table:table-cell>
          <table:table-cell table:style-name="ce47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Extrapolation.H21]/[Extrapolation.F21]" office:value-type="float" office:value="72.7128633241922" calcext:value-type="float">
            <text:p>73</text:p>
          </table:table-cell>
          <table:table-cell table:formula="of:=(([Extrapolation.H11]*[Extrapolation.D21]/[Extrapolation.D11]) + ([Extrapolation.H13]*[Extrapolation.D21]/[Extrapolation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Extrapolation.H22]/[Extrapolation.F22]" office:value-type="float" office:value="102.857142857143" calcext:value-type="float">
            <text:p>103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Extrapolation.H23]/[Extrapolation.F23]" office:value-type="float" office:value="144" calcext:value-type="float">
            <text:p>144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Extrapolation.H24]/[Extrapolation.F24]" office:value-type="float" office:value="74.7388798578407" calcext:value-type="float">
            <text:p>75</text:p>
          </table:table-cell>
          <table:table-cell table:formula="of:=(([Extrapolation.H13]*[Extrapolation.D24]/[Extrapolation.D13]) + ([Extrapolation.H11]*[Extrapolation.D24]/[Extrapolation.D11])) /2" office:value-type="float" office:value="1943.21087630386" calcext:value-type="float">
            <text:p>194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6" calcext:value-type="float">
            <text:p>1856</text:p>
          </table:table-cell>
          <table:table-cell table:style-name="ce7" office:value-type="string" calcext:value-type="string">
            <text:p>LNWR side tank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9" calcext:value-type="float">
            <text:p>29</text:p>
          </table:table-cell>
          <table:table-cell table:formula="of:=[Extrapolation.H25]/[Extrapolation.F25]" office:value-type="float" office:value="72.4137931034483" calcext:value-type="float">
            <text:p>72</text:p>
          </table:table-cell>
          <table:table-cell table:style-name="ce49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p. 121 Ahrons</text:p>
          </table:table-cell>
          <table:table-cell table:style-name="ce7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Extrapolation.H26]/[Extrapolation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Extrapolation.H27]/[Extrapolation.F27]" office:value-type="float" office:value="69.1360295722911" calcext:value-type="float">
            <text:p>69</text:p>
          </table:table-cell>
          <table:table-cell table:formula="of:=([Extrapolation.H21]/([Extrapolation.D14]*[Extrapolation.C14]) * ([Extrapolation.C27]*[Extrapolation.D27]) * [Extrapolation.E27]) /[Extrapolation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Extrapolation.H28]/[Extrapolation.F28]" office:value-type="float" office:value="68.75" calcext:value-type="float">
            <text:p>69</text:p>
          </table:table-cell>
          <table:table-cell table:style-name="ce47" office:value-type="float" office:value="2200" calcext:value-type="float">
            <text:p>22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Extrapolation.H29]/[Extrapolation.F29]" office:value-type="float" office:value="42.7601273976656" calcext:value-type="float">
            <text:p>43</text:p>
          </table:table-cell>
          <table:table-cell table:style-name="ce45" table:formula="of:=([Extrapolation.H27]/([Extrapolation.D27]*[Extrapolation.C27]) * ([Extrapolation.C29]*[Extrapolation.D29]) * [Extrapolation.E29]) /[Extrapolation.E27]" office:value-type="float" office:value="2009.72598769028" calcext:value-type="float">
            <text:p>20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Extrapolation.G30]*[Extrapolation.F30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Extrapolation.H31]/[Extrapolation.F31]" office:value-type="float" office:value="83.6839529404623" calcext:value-type="float">
            <text:p>84</text:p>
          </table:table-cell>
          <table:table-cell table:formula="of:=([Extrapolation.H30]/([Extrapolation.D30]*[Extrapolation.C30]) * ([Extrapolation.C31]*[Extrapolation.D31]) * [Extrapolation.E31]) /[Extrapolation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Extrapolation.H32]/[Extrapolation.F32]" office:value-type="float" office:value="172.061976422456" calcext:value-type="float">
            <text:p>172</text:p>
          </table:table-cell>
          <table:table-cell table:style-name="ce45" table:formula="of:=([Extrapolation.H30]/([Extrapolation.D30]*[Extrapolation.C30]) * ([Extrapolation.C32]*[Extrapolation.D32]) * [Extrapolation.E32]) /[Extrapolation.E30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Extrapolation.G33]*[Extrapolation.F33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Extrapolation.H34]/[Extrapolation.F34]" office:value-type="float" office:value="120.608922873803" calcext:value-type="float">
            <text:p>121</text:p>
          </table:table-cell>
          <table:table-cell table:formula="of:=[Extrapolation.H30]/([Extrapolation.D30]*[Extrapolation.C30]) * ([Extrapolation.C34]*[Extrapolation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H35]/[Extrapolation.F35]" office:value-type="float" office:value="115.172758525328" calcext:value-type="float">
            <text:p>115</text:p>
          </table:table-cell>
          <table:table-cell table:formula="of:=([Extrapolation.H27]/([Extrapolation.D27]*[Extrapolation.C27]) * ([Extrapolation.C35]*[Extrapolation.D35]) * [Extrapolation.E35]) /[Extrapolation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Extrapolation.H36]/[Extrapolation.F36]" office:value-type="float" office:value="100.531656918223" calcext:value-type="float">
            <text:p>101</text:p>
          </table:table-cell>
          <table:table-cell table:style-name="ce45" table:formula="of:=([Extrapolation.H30]/([Extrapolation.D30]*[Extrapolation.C30]) * ([Extrapolation.C36]*[Extrapolation.D36]) * [Extrapolation.E36]) /[Extrapolation.E30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Extrapolation.H37]/[Extrapolation.F37]" office:value-type="float" office:value="125.281552876104" calcext:value-type="float">
            <text:p>125</text:p>
          </table:table-cell>
          <table:table-cell table:style-name="ce45" table:formula="of:=([Extrapolation.H42]/([Extrapolation.D42]*[Extrapolation.C42]) * ([Extrapolation.C37]*[Extrapolation.D37]) * [Extrapolation.E37]) /[Extrapolation.E42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Extrapolation.H38]/[Extrapolation.F38]" office:value-type="float" office:value="129.159266303066" calcext:value-type="float">
            <text:p>129</text:p>
          </table:table-cell>
          <table:table-cell table:formula="of:=([Extrapolation.H31]/([Extrapolation.D31]*[Extrapolation.C31]) * ([Extrapolation.C38]*[Extrapolation.D38]) * [Extrapolation.E38]) /[Extrapolation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Extrapolation.H39]/[Extrapolation.F39]" office:value-type="float" office:value="168.175939169448" calcext:value-type="float">
            <text:p>168</text:p>
          </table:table-cell>
          <table:table-cell table:formula="of:=([Extrapolation.H42]/([Extrapolation.D42]*[Extrapolation.C42]) * ([Extrapolation.C39]*[Extrapolation.D39]) * [Extrapolation.E39]) /[Extrapolation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Extrapolation.H40]/[Extrapolation.F40]" office:value-type="float" office:value="168.518516001867" calcext:value-type="float">
            <text:p>169</text:p>
          </table:table-cell>
          <table:table-cell table:style-name="ce45" table:formula="of:=([Extrapolation.H45]/([Extrapolation.D45]*[Extrapolation.C45]) * ([Extrapolation.C40]*[Extrapolation.D40]) * [Extrapolation.E40]) /[Extrapolation.E45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Extrapolation.H41]/[Extrapolation.F41]" office:value-type="float" office:value="144.691640402357" calcext:value-type="float">
            <text:p>145</text:p>
          </table:table-cell>
          <table:table-cell table:style-name="ce45" table:formula="of:=([Extrapolation.H45]/([Extrapolation.D45]*[Extrapolation.C45]) * ([Extrapolation.C41]*[Extrapolation.D41]) * [Extrapolation.E41]) /[Extrapolation.E45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Extrapolation.H42]/[Extrapolation.F42]" office:value-type="float" office:value="139.00753513501" calcext:value-type="float">
            <text:p>139</text:p>
          </table:table-cell>
          <table:table-cell table:formula="of:=([Extrapolation.H34]/([Extrapolation.D34]*[Extrapolation.C34]) * ([Extrapolation.C42]*[Extrapolation.D42]) * [Extrapolation.E42]) /[Extrapolation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Extrapolation.H43]/[Extrapolation.F43]" office:value-type="float" office:value="151.826901504784" calcext:value-type="float">
            <text:p>152</text:p>
          </table:table-cell>
          <table:table-cell table:formula="of:=(([Extrapolation.H35]/([Extrapolation.D35]*[Extrapolation.C35])*([Extrapolation.C43]*[Extrapolation.D43])*[Extrapolation.E43])/[Extrapolation.E35])+(([Extrapolation.H50]/([Extrapolation.D50]*[Extrapolation.C50])*([Extrapolation.C43]*[Extrapolation.D43])*[Extrapolation.E43])/[Extrapolation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H44]/[Extrapolation.F44]" office:value-type="float" office:value="77.3417083891025" calcext:value-type="float">
            <text:p>77</text:p>
          </table:table-cell>
          <table:table-cell table:formula="of:=((([Extrapolation.H43]/([Extrapolation.D43]*[Extrapolation.C43]) * ([Extrapolation.C44]*[Extrapolation.D44]) * [Extrapolation.E44]) /[Extrapolation.E43]) + (([Extrapolation.H43]/([Extrapolation.D43]*[Extrapolation.C43]) * ([Extrapolation.C44]*[Extrapolation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Extrapolation.H45]/[Extrapolation.F45]" office:value-type="float" office:value="167.828033474189" calcext:value-type="float">
            <text:p>168</text:p>
          </table:table-cell>
          <table:table-cell table:style-name="ce45" table:formula="of:=([Extrapolation.H43]/([Extrapolation.D43]*[Extrapolation.C43]) * ([Extrapolation.C45]*[Extrapolation.D45]) * [Extrapolation.E45]) /[Extrapolation.E43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Extrapolation.H46]/[Extrapolation.F46]" office:value-type="float" office:value="145.887657241354" calcext:value-type="float">
            <text:p>146</text:p>
          </table:table-cell>
          <table:table-cell table:style-name="ce45" table:formula="of:=([Extrapolation.H30]/([Extrapolation.D30]*[Extrapolation.C30]) * ([Extrapolation.C46]*[Extrapolation.D46]) * [Extrapolation.E46]) /[Extrapolation.E30]" office:value-type="float" office:value="7877.93349103312" calcext:value-type="float">
            <text:p>787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Ahrons p. 174. As modified by Taff Vale, or else TE is insane.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H47]/[Extrapolation.F47]" office:value-type="float" office:value="151.521115801749" calcext:value-type="float">
            <text:p>152</text:p>
          </table:table-cell>
          <table:table-cell table:formula="of:=([Extrapolation.H50]/([Extrapolation.D50]*[Extrapolation.C50]) * ([Extrapolation.C47]*[Extrapolation.D47]) * [Extrapolation.E47]) /[Extrapolation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H48]/[Extrapolation.F48]" office:value-type="float" office:value="141.509433962264" calcext:value-type="float">
            <text:p>142</text:p>
          </table:table-cell>
          <table:table-cell table:style-name="ce49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Extrapolation.H49]/[Extrapolation.F49]" office:value-type="float" office:value="63.3131139358601" calcext:value-type="float">
            <text:p>63</text:p>
          </table:table-cell>
          <table:table-cell table:style-name="ce45" table:formula="of:=([Extrapolation.H54]/([Extrapolation.D54]*[Extrapolation.C54]) * ([Extrapolation.C49]*[Extrapolation.D49]) * [Extrapolation.E49]) /[Extrapolation.E54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Extrapolation.G50]*[Extrapolation.F50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Extrapolation.G51]*[Extrapolation.F51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Extrapolation.H52]/[Extrapolation.F52]" office:value-type="float" office:value="141.37223090379" calcext:value-type="float">
            <text:p>141</text:p>
          </table:table-cell>
          <table:table-cell table:formula="of:=([Extrapolation.H50]/([Extrapolation.D50]*[Extrapolation.C50]) * ([Extrapolation.C52]*[Extrapolation.D52]) * [Extrapolation.E52]) /[Extrapolation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Extrapolation.G53]*[Extrapolation.F53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Extrapolation.H54]/[Extrapolation.F54]" office:value-type="float" office:value="70.3422201533675" calcext:value-type="float">
            <text:p>70</text:p>
          </table:table-cell>
          <table:table-cell table:formula="of:=([Extrapolation.H52]/([Extrapolation.D52]*[Extrapolation.C52]) * ([Extrapolation.C54]*[Extrapolation.D54]) * [Extrapolation.E54]) /[Extrapolation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Extrapolation.H55]/[Extrapolation.F55]" office:value-type="float" office:value="187.696387026101" calcext:value-type="float">
            <text:p>188</text:p>
          </table:table-cell>
          <table:table-cell table:style-name="ce45" table:formula="of:=([Extrapolation.H43]/([Extrapolation.D43]*[Extrapolation.C43]) * ([Extrapolation.C55]*[Extrapolation.D55]) * [Extrapolation.E55]) /[Extrapolation.E43]" office:value-type="float" office:value="8258.64102914846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Extrapolation.H56]/[Extrapolation.F56]" office:value-type="float" office:value="116.524285714286" calcext:value-type="float">
            <text:p>117</text:p>
          </table:table-cell>
          <table:table-cell table:formula="of:=([Extrapolation.H52]/([Extrapolation.D52]*[Extrapolation.C52]) * ([Extrapolation.C56]*[Extrapolation.D56]) * [Extrapolation.E56]) /[Extrapolation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Extrapolation.H57]/[Extrapolation.F57]" office:value-type="float" office:value="109.714387392535" calcext:value-type="float">
            <text:p>110</text:p>
          </table:table-cell>
          <table:table-cell table:formula="of:=([Extrapolation.H51]/([Extrapolation.D51]*[Extrapolation.C51]) * ([Extrapolation.C57]*[Extrapolation.D57]) * [Extrapolation.E57]) /[Extrapolation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Extrapolation.H58]/[Extrapolation.F58]" office:value-type="float" office:value="186.986308206013" calcext:value-type="float">
            <text:p>187</text:p>
          </table:table-cell>
          <table:table-cell table:formula="of:=([Extrapolation.H51]/([Extrapolation.D51]*[Extrapolation.C51]) * ([Extrapolation.C58]*[Extrapolation.D58]) * [Extrapolation.E58]) /[Extrapolation.E51]" office:value-type="float" office:value="8227.39756106457" calcext:value-type="float">
            <text:p>82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Extrapolation.H59]/[Extrapolation.F59]" office:value-type="float" office:value="176.249293851798" calcext:value-type="float">
            <text:p>176</text:p>
          </table:table-cell>
          <table:table-cell table:style-name="ce45" table:formula="of:=([Extrapolation.H43]/([Extrapolation.D43]*[Extrapolation.C43]) * ([Extrapolation.C59]*[Extrapolation.D59]) * [Extrapolation.E59]) /[Extrapolation.E43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Extrapolation.H60]/[Extrapolation.F60]" office:value-type="float" office:value="96.8299557235767" calcext:value-type="float">
            <text:p>97</text:p>
          </table:table-cell>
          <table:table-cell table:formula="of:=([Extrapolation.H50]/([Extrapolation.D50]*[Extrapolation.C50]) * ([Extrapolation.C60]*[Extrapolation.D60]) * [Extrapolation.E60]) /[Extrapolation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H61]/[Extrapolation.F61]" office:value-type="float" office:value="146.22641509434" calcext:value-type="float">
            <text:p>146</text:p>
          </table:table-cell>
          <table:table-cell table:style-name="ce49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H62]/[Extrapolation.F62]" office:value-type="float" office:value="148.094068245374" calcext:value-type="float">
            <text:p>148</text:p>
          </table:table-cell>
          <table:table-cell table:formula="of:=([Extrapolation.H52]/([Extrapolation.D52]*[Extrapolation.C52]) * ([Extrapolation.C62]*[Extrapolation.D62]) * [Extrapolation.E62]) /[Extrapolation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Extrapolation.H63]/[Extrapolation.F63]" office:value-type="float" office:value="122.996753759924" calcext:value-type="float">
            <text:p>123</text:p>
          </table:table-cell>
          <table:table-cell table:formula="of:=([Extrapolation.H51]/([Extrapolation.D51]*[Extrapolation.C51]) * ([Extrapolation.C63]*[Extrapolation.D63]) * [Extrapolation.E63]) /[Extrapolation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Extrapolation.G64]*[Extrapolation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Extrapolation.H74]/([Extrapolation.D74]*[Extrapolation.C74]) * ([Extrapolation.C65]*[Extrapolation.D65]) * [Extrapolation.E65]) /[Extrapolation.E74]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H66]/[Extrapolation.F66]" office:value-type="float" office:value="204.160014103515" calcext:value-type="float">
            <text:p>204</text:p>
          </table:table-cell>
          <table:table-cell table:formula="of:=([Extrapolation.H51]/([Extrapolation.D51]*[Extrapolation.C51]) * ([Extrapolation.C66]*[Extrapolation.D66]) * [Extrapolation.E66]) /[Extrapolation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Extrapolation.H67]/[Extrapolation.F67]" office:value-type="float" office:value="158.819543940025" calcext:value-type="float">
            <text:p>159</text:p>
          </table:table-cell>
          <table:table-cell table:style-name="ce45" table:formula="of:=([Extrapolation.H62]/([Extrapolation.D62]*[Extrapolation.C62]) * ([Extrapolation.C67]*[Extrapolation.D67]) * [Extrapolation.E67]) /[Extrapolation.E62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Extrapolation.H68]/[Extrapolation.F68]" office:value-type="float" office:value="149.447020408163" calcext:value-type="float">
            <text:p>149</text:p>
          </table:table-cell>
          <table:table-cell table:formula="of:=([Extrapolation.H52]/([Extrapolation.D52]*[Extrapolation.C52]) * ([Extrapolation.C68]*[Extrapolation.D68]) * [Extrapolation.E68]) /[Extrapolation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Extrapolation.H69]/[Extrapolation.F69]" office:value-type="float" office:value="106.092112357035" calcext:value-type="float">
            <text:p>106</text:p>
          </table:table-cell>
          <table:table-cell table:formula="of:=([Extrapolation.H51]/([Extrapolation.D51]*[Extrapolation.C51]) * ([Extrapolation.C69]*[Extrapolation.D69]) * [Extrapolation.E69]) /[Extrapolation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Extrapolation.H70]/[Extrapolation.F70]" office:value-type="float" office:value="4.00329888027563" calcext:value-type="float">
            <text:p>4</text:p>
          </table:table-cell>
          <table:table-cell table:style-name="ce51" table:formula="of:=([Extrapolation.H79]/([Extrapolation.D79]*[Extrapolation.C79]) * ([Extrapolation.C70]*[Extrapolation.D70]) * [Extrapolation.E70]) /[Extrapolation.E79]" office:value-type="float" office:value="48.0395865633075" calcext:value-type="float">
            <text:p>4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Extrapolation.H71]/[Extrapolation.F71]" office:value-type="float" office:value="6.46304909560724" calcext:value-type="float">
            <text:p>6</text:p>
          </table:table-cell>
          <table:table-cell table:style-name="ce51" table:formula="of:=([Extrapolation.H79]/([Extrapolation.D79]*[Extrapolation.C79]) * ([Extrapolation.C71]*[Extrapolation.D71]) * [Extrapolation.E71]) /[Extrapolation.E79]" office:value-type="float" office:value="45.2413436692506" calcext:value-type="float">
            <text:p>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tropolitan B Class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2" calcext:value-type="float">
            <text:p>42</text:p>
          </table:table-cell>
          <table:table-cell table:style-name="ce51" table:formula="of:=[Extrapolation.H72]/[Extrapolation.F72]" office:value-type="float" office:value="167.840811957549" calcext:value-type="float">
            <text:p>168</text:p>
          </table:table-cell>
          <table:table-cell table:style-name="ce51" table:formula="of:=([Extrapolation.H80]/([Extrapolation.D80]*[Extrapolation.C80]) * ([Extrapolation.C72]*[Extrapolation.D72]) * [Extrapolation.E72]) /[Extrapolation.E80]" office:value-type="float" office:value="7049.31410221707" calcext:value-type="float">
            <text:p>70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Extrapolation.H73]/[Extrapolation.F73]" office:value-type="float" office:value="127.447294192027" calcext:value-type="float">
            <text:p>127</text:p>
          </table:table-cell>
          <table:table-cell table:style-name="ce51" table:formula="of:=([Extrapolation.H51]/([Extrapolation.D51]*[Extrapolation.C51]) * ([Extrapolation.C73]*[Extrapolation.D73]) * [Extrapolation.E73]) /[Extrapolation.E51]" office:value-type="float" office:value="8156.6268282897" calcext:value-type="float">
            <text:p>815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Extrapolation.H74]/[Extrapolation.F74]" office:value-type="float" office:value="113.826046598338" calcext:value-type="float">
            <text:p>114</text:p>
          </table:table-cell>
          <table:table-cell table:style-name="ce51" table:formula="of:=([Extrapolation.H51]/([Extrapolation.D51]*[Extrapolation.C51]) * ([Extrapolation.C74]*[Extrapolation.D74]) * [Extrapolation.E74]) /[Extrapolation.E51]" office:value-type="float" office:value="6146.60651631023" calcext:value-type="float">
            <text:p>61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Extrapolation.H75]/[Extrapolation.F75]" office:value-type="float" office:value="109.714387392535" calcext:value-type="float">
            <text:p>110</text:p>
          </table:table-cell>
          <table:table-cell table:style-name="ce51" table:formula="of:=([Extrapolation.H51]/([Extrapolation.D51]*[Extrapolation.C51]) * ([Extrapolation.C75]*[Extrapolation.D75]) * [Extrapolation.E75]) /[Extrapolation.E51]" office:value-type="float" office:value="8118.86466704762" calcext:value-type="float">
            <text:p>811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Extrapolation.H76]/[Extrapolation.F76]" office:value-type="float" office:value="4.60809646856159" calcext:value-type="float">
            <text:p>5</text:p>
          </table:table-cell>
          <table:table-cell table:style-name="ce51" table:formula="of:=([Extrapolation.H79]/([Extrapolation.D79]*[Extrapolation.C79]) * ([Extrapolation.C76]*[Extrapolation.D76]) * [Extrapolation.E76]) /[Extrapolation.E79]" office:value-type="float" office:value="41.4728682170543" calcext:value-type="float">
            <text:p>4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Extrapolation.H77]/[Extrapolation.F77]" office:value-type="float" office:value="226.480633069554" calcext:value-type="float">
            <text:p>226</text:p>
          </table:table-cell>
          <table:table-cell table:style-name="ce51" table:formula="of:=([Extrapolation.H52]/([Extrapolation.D52]*[Extrapolation.C52]) * ([Extrapolation.C77]*[Extrapolation.D77]) * [Extrapolation.E77]) /[Extrapolation.E52]" office:value-type="float" office:value="14268.2798833819" calcext:value-type="float">
            <text:p>1426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Extrapolation.H78]/[Extrapolation.F78]" office:value-type="float" office:value="163.130685649272" calcext:value-type="float">
            <text:p>163</text:p>
          </table:table-cell>
          <table:table-cell table:style-name="ce51" table:formula="of:=([Extrapolation.H50]/([Extrapolation.D50]*[Extrapolation.C50]) * ([Extrapolation.C78]*[Extrapolation.D78]) * [Extrapolation.E78]) /[Extrapolation.E50]" office:value-type="float" office:value="13376.7162232403" calcext:value-type="float">
            <text:p>133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Extrapolation.G79]*[Extrapolation.F79]" office:value-type="float" office:value="64" calcext:value-type="float">
            <text:p>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Extrapolation.H80]/[Extrapolation.F80]" office:value-type="float" office:value="212.040376443346" calcext:value-type="float">
            <text:p>212</text:p>
          </table:table-cell>
          <table:table-cell table:style-name="ce51" table:formula="of:=([Extrapolation.H89]/([Extrapolation.D89]*[Extrapolation.C89]) * ([Extrapolation.C80]*[Extrapolation.D80]) * [Extrapolation.E80]) /[Extrapolation.E89]" office:value-type="float" office:value="12298.3418337141" calcext:value-type="float">
            <text:p>1229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Extrapolation.H81]/[Extrapolation.F81]" office:value-type="float" office:value="10.5" calcext:value-type="float">
            <text:p>11</text:p>
          </table:table-cell>
          <table:table-cell table:style-name="ce50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Extrapolation.H82]/[Extrapolation.F82]" office:value-type="float" office:value="6.06373815676141" calcext:value-type="float">
            <text:p>6</text:p>
          </table:table-cell>
          <table:table-cell table:style-name="ce51" table:formula="of:=([Extrapolation.H79]/([Extrapolation.D79]*[Extrapolation.C79]) * ([Extrapolation.C82]*[Extrapolation.D82]) * [Extrapolation.E82]) /[Extrapolation.E79]" office:value-type="float" office:value="109.147286821705" calcext:value-type="float">
            <text:p>1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Extrapolation.G83]*[Extrapolation.F83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Extrapolation.H84]/[Extrapolation.F84]" office:value-type="float" office:value="227.536606439273" calcext:value-type="float">
            <text:p>228</text:p>
          </table:table-cell>
          <table:table-cell table:formula="of:=((([Extrapolation.H50]/([Extrapolation.D50]*[Extrapolation.C50]) * ([Extrapolation.C84]*[Extrapolation.D84]) * [Extrapolation.E84]) /[Extrapolation.E50]) + (([Extrapolation.H51]/([Extrapolation.D51]*[Extrapolation.C51]) * ([Extrapolation.C84]*[Extrapolation.D84]) * [Extrapolation.E84]) /[Extrapolation.E51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Extrapolation.H85]/[Extrapolation.F85]" office:value-type="float" office:value="207.581818181818" calcext:value-type="float">
            <text:p>208</text:p>
          </table:table-cell>
          <table:table-cell table:formula="of:=([Extrapolation.H83]/([Extrapolation.D83]*[Extrapolation.C83]) * ([Extrapolation.C85]*[Extrapolation.D85]) * [Extrapolation.E85]) /[Extrapolation.E83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Extrapolation.H86]/[Extrapolation.F86]" office:value-type="float" office:value="164.335064060538" calcext:value-type="float">
            <text:p>164</text:p>
          </table:table-cell>
          <table:table-cell table:formula="of:=((([Extrapolation.H83]/([Extrapolation.D83]*[Extrapolation.C83]) * ([Extrapolation.C86]*[Extrapolation.D86]) * [Extrapolation.E86]) /[Extrapolation.E83]) + (([Extrapolation.H51]/([Extrapolation.D51]*[Extrapolation.C51]) * ([Extrapolation.C86]*[Extrapolation.D86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Extrapolation.H87]/[Extrapolation.F87]" office:value-type="float" office:value="150.684931506849" calcext:value-type="float">
            <text:p>151</text:p>
          </table:table-cell>
          <table:table-cell table:style-name="ce49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Extrapolation.H88]/[Extrapolation.F88]" office:value-type="float" office:value="127.128621147501" calcext:value-type="float">
            <text:p>127</text:p>
          </table:table-cell>
          <table:table-cell table:formula="of:=((([Extrapolation.H83]/([Extrapolation.D83]*[Extrapolation.C83]) * ([Extrapolation.C88]*[Extrapolation.D88]) * [Extrapolation.E88]) /[Extrapolation.E84]) + (([Extrapolation.H83]/([Extrapolation.D83]*[Extrapolation.C83]) * ([Extrapolation.C88]*[Extrapolation.D88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Extrapolation.H89]/[Extrapolation.F89]" office:value-type="float" office:value="132.500601650337" calcext:value-type="float">
            <text:p>133</text:p>
          </table:table-cell>
          <table:table-cell table:formula="of:=((([Extrapolation.H85]/([Extrapolation.D85]*[Extrapolation.C85]) * ([Extrapolation.C89]*[Extrapolation.D89]) * [Extrapolation.E89]) /[Extrapolation.E85]) + (([Extrapolation.H51]/([Extrapolation.D51]*[Extrapolation.C51]) * ([Extrapolation.C89]*[Extrapolation.D89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Extrapolation.H90]/[Extrapolation.F90]" office:value-type="float" office:value="145.72321197265" calcext:value-type="float">
            <text:p>146</text:p>
          </table:table-cell>
          <table:table-cell table:style-name="ce51" table:formula="of:=([Extrapolation.H75]/([Extrapolation.D75]*[Extrapolation.C75]) * ([Extrapolation.C90]*[Extrapolation.D90]) * [Extrapolation.E90]) /[Extrapolation.E75]" office:value-type="float" office:value="11366.4105338667" calcext:value-type="float">
            <text:p>1136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Extrapolation.H91]/[Extrapolation.F91]" office:value-type="float" office:value="201.291603151886" calcext:value-type="float">
            <text:p>201</text:p>
          </table:table-cell>
          <table:table-cell table:style-name="ce51" table:formula="of:=([Extrapolation.H89]/([Extrapolation.D89]*[Extrapolation.C89]) * ([Extrapolation.C91]*[Extrapolation.D91]) * [Extrapolation.E91]) /[Extrapolation.E89]" office:value-type="float" office:value="13285.2458080245" calcext:value-type="float">
            <text:p>1328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Extrapolation.H92]/[Extrapolation.F92]" office:value-type="float" office:value="138.96247696793" calcext:value-type="float">
            <text:p>139</text:p>
          </table:table-cell>
          <table:table-cell table:style-name="ce51" table:formula="of:=([Extrapolation.H78]/([Extrapolation.D78]*[Extrapolation.C78]) * ([Extrapolation.C92]*[Extrapolation.D92]) * [Extrapolation.E92]) /[Extrapolation.E78]" office:value-type="float" office:value="11116.9981574344" calcext:value-type="float">
            <text:p>1111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Extrapolation.H93]/[Extrapolation.F93]" office:value-type="float" office:value="257.60693741973" calcext:value-type="float">
            <text:p>258</text:p>
          </table:table-cell>
          <table:table-cell table:style-name="ce51" table:formula="of:=([Extrapolation.H83]/([Extrapolation.D83]*[Extrapolation.C83]) * ([Extrapolation.C93]*[Extrapolation.D93]) * [Extrapolation.E93]) /[Extrapolation.E83]" office:value-type="float" office:value="28079.1561787506" calcext:value-type="float">
            <text:p>2807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Extrapolation.H94]/[Extrapolation.F94]" office:value-type="float" office:value="215.149877397207" calcext:value-type="float">
            <text:p>215</text:p>
          </table:table-cell>
          <table:table-cell table:style-name="ce51" table:formula="of:=([Extrapolation.H85]/([Extrapolation.D85]*[Extrapolation.C85]) * ([Extrapolation.C94]*[Extrapolation.D94]) * [Extrapolation.E94]) /[Extrapolation.E85]" office:value-type="float" office:value="22805.887004104" calcext:value-type="float">
            <text:p>2280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Extrapolation.H95]/[Extrapolation.F95]" office:value-type="float" office:value="167.599668684294" calcext:value-type="float">
            <text:p>168</text:p>
          </table:table-cell>
          <table:table-cell table:style-name="ce51" table:formula="of:=([Extrapolation.H83]/([Extrapolation.D83]*[Extrapolation.C83]) * ([Extrapolation.C95]*[Extrapolation.D95]) * [Extrapolation.E95]) /[Extrapolation.E83]" office:value-type="float" office:value="12234.7758139535" calcext:value-type="float">
            <text:p>122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Extrapolation.H96]/[Extrapolation.F96]" office:value-type="float" office:value="195.548890819301" calcext:value-type="float">
            <text:p>196</text:p>
          </table:table-cell>
          <table:table-cell table:style-name="ce51" table:formula="of:=([Extrapolation.H78]/([Extrapolation.D78]*[Extrapolation.C78]) * ([Extrapolation.C96]*[Extrapolation.D96]) * [Extrapolation.E96]) /[Extrapolation.E78]" office:value-type="float" office:value="12319.580121616" calcext:value-type="float">
            <text:p>123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Extrapolation.H97]/[Extrapolation.F97]" office:value-type="float" office:value="237.894595045867" calcext:value-type="float">
            <text:p>238</text:p>
          </table:table-cell>
          <table:table-cell table:style-name="ce51" table:formula="of:=((([Extrapolation.H83]/([Extrapolation.D83]*[Extrapolation.C83]) * ([Extrapolation.C97]*[Extrapolation.D97]) * [Extrapolation.E97]) /[Extrapolation.E83]) + (([Extrapolation.H51]/([Extrapolation.D51]*[Extrapolation.C51]) * ([Extrapolation.C97]*[Extrapolation.D97]) * [Extrapolation.E97]) /[Extrapolation.E51])) / 2" office:value-type="float" office:value="16176.8324631189" calcext:value-type="float">
            <text:p>161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Extrapolation.H98]/[Extrapolation.F98]" office:value-type="float" office:value="170.493866666667" calcext:value-type="float">
            <text:p>170</text:p>
          </table:table-cell>
          <table:table-cell table:style-name="ce51" table:formula="of:=([Extrapolation.H83]/([Extrapolation.D83]*[Extrapolation.C83]) * ([Extrapolation.C98]*[Extrapolation.D98]) * [Extrapolation.E98]) /[Extrapolation.E83]" office:value-type="float" office:value="14491.9786666667" calcext:value-type="float">
            <text:p>1449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Extrapolation.H99]/95" office:value-type="float" office:value="219.116964504284" calcext:value-type="float">
            <text:p>219</text:p>
          </table:table-cell>
          <table:table-cell table:style-name="ce51" table:formula="of:=([Extrapolation.H83]/([Extrapolation.D83]*[Extrapolation.C83]) * ([Extrapolation.C99]*[Extrapolation.D99]) * [Extrapolation.E99]) /[Extrapolation.E83]" office:value-type="float" office:value="20816.111627907" calcext:value-type="float">
            <text:p>2081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Extrapolation.H100]/[Extrapolation.F100]" office:value-type="float" office:value="199.388042412902" calcext:value-type="float">
            <text:p>199</text:p>
          </table:table-cell>
          <table:table-cell table:style-name="ce51" table:formula="of:=([Extrapolation.H85]/([Extrapolation.D85]*[Extrapolation.C85]) * ([Extrapolation.C100]*[Extrapolation.D100]) * [Extrapolation.E100]) /[Extrapolation.E85]" office:value-type="float" office:value="17346.7596899225" calcext:value-type="float">
            <text:p>173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Extrapolation.H101]/[Extrapolation.F101]" office:value-type="float" office:value="187.083577817531" calcext:value-type="float">
            <text:p>187</text:p>
          </table:table-cell>
          <table:table-cell table:style-name="ce51" table:formula="of:=([Extrapolation.H83]/([Extrapolation.D83]*[Extrapolation.C83]) * ([Extrapolation.C101]*[Extrapolation.D101]) * [Extrapolation.E101]) /[Extrapolation.E83]" office:value-type="float" office:value="12160.4325581395" calcext:value-type="float">
            <text:p>1216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Extrapolation.H102]/[Extrapolation.F102]" office:value-type="float" office:value="178.784991971805" calcext:value-type="float">
            <text:p>179</text:p>
          </table:table-cell>
          <table:table-cell table:style-name="ce51" table:formula="of:=([Extrapolation.H112]/([Extrapolation.D112]*[Extrapolation.C112]) * ([Extrapolation.C102]*[Extrapolation.D102]) * [Extrapolation.E102]) /[Extrapolation.E112]" office:value-type="float" office:value="16090.6492774625" calcext:value-type="float">
            <text:p>1609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Extrapolation.H103]/[Extrapolation.F103]" office:value-type="float" office:value="286.197319164352" calcext:value-type="float">
            <text:p>286</text:p>
          </table:table-cell>
          <table:table-cell table:style-name="ce51" table:formula="of:=([Extrapolation.H112]/([Extrapolation.D112]*[Extrapolation.C112]) * ([Extrapolation.C103]*[Extrapolation.D103]) * [Extrapolation.E103]) /[Extrapolation.E112]" office:value-type="float" office:value="20033.8123415046" calcext:value-type="float">
            <text:p>2003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Extrapolation.H104]/[Extrapolation.F104]" office:value-type="float" office:value="93.2244170812055" calcext:value-type="float">
            <text:p>93</text:p>
          </table:table-cell>
          <table:table-cell table:style-name="ce51" table:formula="of:=([Extrapolation.H112]/([Extrapolation.D112]*[Extrapolation.C112]) * ([Extrapolation.C104]*[Extrapolation.D104]) * [Extrapolation.E104]) /[Extrapolation.E112]" office:value-type="float" office:value="8669.87078855211" calcext:value-type="float">
            <text:p>867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Extrapolation.H105]/[Extrapolation.F105]" office:value-type="float" office:value="276.415891800507" calcext:value-type="float">
            <text:p>276</text:p>
          </table:table-cell>
          <table:table-cell table:style-name="ce51" table:formula="of:=([Extrapolation.H112]/([Extrapolation.D112]*[Extrapolation.C112]) * ([Extrapolation.C105]*[Extrapolation.D105]) * [Extrapolation.E105]) /[Extrapolation.E112]" office:value-type="float" office:value="21836.8554522401" calcext:value-type="float">
            <text:p>2183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Extrapolation.H106]/[Extrapolation.F106]" office:value-type="float" office:value="257.803532499889" calcext:value-type="float">
            <text:p>258</text:p>
          </table:table-cell>
          <table:table-cell table:style-name="ce51" table:formula="of:=([Extrapolation.H112]/([Extrapolation.D112]*[Extrapolation.C112]) * ([Extrapolation.C106]*[Extrapolation.D106]) * [Extrapolation.E106]) /[Extrapolation.E112]" office:value-type="float" office:value="19593.0684699916" calcext:value-type="float">
            <text:p>1959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Extrapolation.H107]/[Extrapolation.F107]" office:value-type="float" office:value="263.431623321733" calcext:value-type="float">
            <text:p>263</text:p>
          </table:table-cell>
          <table:table-cell table:style-name="ce51" table:formula="of:=([Extrapolation.H112]/([Extrapolation.D112]*[Extrapolation.C112]) * ([Extrapolation.C107]*[Extrapolation.D107]) * [Extrapolation.E107]) /[Extrapolation.E112]" office:value-type="float" office:value="17386.4871392344" calcext:value-type="float">
            <text:p>173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Extrapolation.H108]/[Extrapolation.F108]" office:value-type="float" office:value="252.834429430305" calcext:value-type="float">
            <text:p>253</text:p>
          </table:table-cell>
          <table:table-cell table:formula="of:=([Extrapolation.H112]/([Extrapolation.D112]*[Extrapolation.C112]) * ([Extrapolation.C108]*[Extrapolation.D108]) * [Extrapolation.E108]) /[Extrapolation.E112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Extrapolation.H109]/[Extrapolation.F109]" office:value-type="float" office:value="260.283422875136" calcext:value-type="float">
            <text:p>260</text:p>
          </table:table-cell>
          <table:table-cell table:formula="of:=((([Extrapolation.H112]/([Extrapolation.D112]*[Extrapolation.C112]) * ([Extrapolation.C109]*[Extrapolation.D109]) * [Extrapolation.E109]) /[Extrapolation.E112])+(([Extrapolation.H94]/([Extrapolation.D94]*[Extrapolation.C94]) * ([Extrapolation.C109]*[Extrapolation.D109]) * [Extrapolation.E109]) /[Extrapolation.E94]))/2" office:value-type="float" office:value="27069.4759790141" calcext:value-type="float">
            <text:p>27069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Extrapolation.H110]/[Extrapolation.F110]" office:value-type="float" office:value="179.610807113543" calcext:value-type="float">
            <text:p>180</text:p>
          </table:table-cell>
          <table:table-cell table:style-name="ce51" table:formula="of:=([Extrapolation.H101]/([Extrapolation.D101]*[Extrapolation.C101]) * ([Extrapolation.C110]*[Extrapolation.D110]) * [Extrapolation.E110]) /[Extrapolation.E101]" office:value-type="float" office:value="12931.9781121751" calcext:value-type="float">
            <text:p>12932</text:p>
          </table:table-cell>
          <table:table-cell table:style-name="ce5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Extrapolation.H111]/95" office:value-type="float" office:value="235.422043302267" calcext:value-type="float">
            <text:p>235</text:p>
          </table:table-cell>
          <table:table-cell table:formula="of:=([Extrapolation.H109]/([Extrapolation.D109]*[Extrapolation.C109]) * ([Extrapolation.C111]*[Extrapolation.D111]) * [Extrapolation.E111]) /[Extrapolation.E109]" office:value-type="float" office:value="22365.0941137154" calcext:value-type="float">
            <text:p>22365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Extrapolation.G112]*[Extrapolation.F112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Extrapolation.H113]/[Extrapolation.F113]" office:value-type="float" office:value="555.62752266049" calcext:value-type="float">
            <text:p>556</text:p>
          </table:table-cell>
          <table:table-cell table:formula="of:=([Extrapolation.H112]/([Extrapolation.D112]*[Extrapolation.C112]) * ([Extrapolation.C113]*[Extrapolation.D113]) * [Extrapolation.E113]) /[Extrapolation.E112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Extrapolation.H114]/[Extrapolation.F114]" office:value-type="float" office:value="455.360377456139" calcext:value-type="float">
            <text:p>455</text:p>
          </table:table-cell>
          <table:table-cell table:formula="of:=([Extrapolation.H113]/([Extrapolation.D113]*[Extrapolation.C113]) * ([Extrapolation.C114]*[Extrapolation.D114]) * [Extrapolation.E114]) /[Extrapolation.E113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Extrapolation.H115]/[Extrapolation.F115]" office:value-type="float" office:value="196.16731981926" calcext:value-type="float">
            <text:p>196</text:p>
          </table:table-cell>
          <table:table-cell table:formula="of:=([Extrapolation.H83]/([Extrapolation.D83]*[Extrapolation.C83]) * ([Extrapolation.C115]*[Extrapolation.D115]) * [Extrapolation.E115]) /[Extrapolation.E83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Extrapolation.H116]/[Extrapolation.F116]" office:value-type="float" office:value="317.390249199656" calcext:value-type="float">
            <text:p>317</text:p>
          </table:table-cell>
          <table:table-cell table:formula="of:=([Extrapolation.H115]/([Extrapolation.D115]*[Extrapolation.C115]) * ([Extrapolation.C116]*[Extrapolation.D116]) * [Extrapolation.E116]) /[Extrapolation.E115]" office:value-type="float" office:value="30786.8541723666" calcext:value-type="float">
            <text:p>30787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Extrapolation.H117]/[Extrapolation.F117]" office:value-type="float" office:value="183.139534883721" calcext:value-type="float">
            <text:p>183</text:p>
          </table:table-cell>
          <table:table-cell table:style-name="ce49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Extrapolation.H118]/[Extrapolation.F118]" office:value-type="float" office:value="263.934995850373" calcext:value-type="float">
            <text:p>264</text:p>
          </table:table-cell>
          <table:table-cell table:formula="of:=([Extrapolation.H112]/([Extrapolation.D112]*[Extrapolation.C112]) * ([Extrapolation.C118]*[Extrapolation.D118]) * [Extrapolation.E118]) /[Extrapolation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Extrapolation.H119]/[Extrapolation.F119]" office:value-type="float" office:value="225.071225071225" calcext:value-type="float">
            <text:p>225</text:p>
          </table:table-cell>
          <table:table-cell table:formula="of:=([Extrapolation.H113]/([Extrapolation.D113]*[Extrapolation.C113]) * ([Extrapolation.C119]*[Extrapolation.D119]) * [Extrapolation.E119]) /[Extrapolation.E113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Extrapolation.H120]/[Extrapolation.F120]" office:value-type="float" office:value="302.293464686627" calcext:value-type="float">
            <text:p>302</text:p>
          </table:table-cell>
          <table:table-cell table:style-name="ce51" table:formula="of:=([Extrapolation.H114]/([Extrapolation.D114]*[Extrapolation.C114]) * ([Extrapolation.C120]*[Extrapolation.D120]) * [Extrapolation.E120]) /[Extrapolation.E114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Extrapolation.H121]/[Extrapolation.F121]" office:value-type="float" office:value="163.114748008654" calcext:value-type="float">
            <text:p>163</text:p>
          </table:table-cell>
          <table:table-cell table:style-name="ce51" table:formula="of:=([Extrapolation.H115]/([Extrapolation.D115]*[Extrapolation.C115]) * ([Extrapolation.C121]*[Extrapolation.D121]) * [Extrapolation.E121]) /[Extrapolation.E115]" office:value-type="float" office:value="15332.7863128135" calcext:value-type="float">
            <text:p>153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370" calcext:value-type="float">
            <text:p>237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Extrapolation.H122]/[Extrapolation.F122]" office:value-type="float" office:value="549.723321281175" calcext:value-type="float">
            <text:p>550</text:p>
          </table:table-cell>
          <table:table-cell table:style-name="ce51" table:formula="of:=([Extrapolation.H112]/([Extrapolation.D112]*[Extrapolation.C112]) * ([Extrapolation.C122]*[Extrapolation.D122]) * [Extrapolation.E122]) /[Extrapolation.E112]" office:value-type="float" office:value="46726.4823088999" calcext:value-type="float">
            <text:p>467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Extrapolation.H123]/[Extrapolation.F123]" office:value-type="float" office:value="342.768528387257" calcext:value-type="float">
            <text:p>343</text:p>
          </table:table-cell>
          <table:table-cell table:style-name="ce51" table:formula="of:=([Extrapolation.H112]/([Extrapolation.D112]*[Extrapolation.C112]) * ([Extrapolation.C123]*[Extrapolation.D123]) * [Extrapolation.E123]) /[Extrapolation.E112]" office:value-type="float" office:value="28381.2341504649" calcext:value-type="float">
            <text:p>2838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Extrapolation.H124]/[Extrapolation.F124]" office:value-type="float" office:value="360.084862347306" calcext:value-type="float">
            <text:p>360</text:p>
          </table:table-cell>
          <table:table-cell table:style-name="ce51" table:formula="of:=([Extrapolation.H112]/([Extrapolation.D112]*[Extrapolation.C112]) * ([Extrapolation.C124]*[Extrapolation.D124]) * [Extrapolation.E124]) /[Extrapolation.E112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Extrapolation.H125]/[Extrapolation.F125]" office:value-type="float" office:value="200.96187715666" calcext:value-type="float">
            <text:p>201</text:p>
          </table:table-cell>
          <table:table-cell table:style-name="ce51" table:formula="of:=([Extrapolation.H166]/([Extrapolation.D166]*[Extrapolation.C166]) * ([Extrapolation.C125]*[Extrapolation.D125]) * [Extrapolation.E125]) /[Extrapolation.E166]" office:value-type="float" office:value="19694.2639613527" calcext:value-type="float">
            <text:p>1969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Extrapolation.H126]/[Extrapolation.F126]" office:value-type="float" office:value="334.17576087507" calcext:value-type="float">
            <text:p>334</text:p>
          </table:table-cell>
          <table:table-cell table:style-name="ce51" table:formula="of:=([Extrapolation.H112]/([Extrapolation.D112]*[Extrapolation.C112]) * ([Extrapolation.C126]*[Extrapolation.D126]) * [Extrapolation.E126]) /[Extrapolation.E112]" office:value-type="float" office:value="41437.7943485086" calcext:value-type="float">
            <text:p>4143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Extrapolation.H127]/[Extrapolation.F127]" office:value-type="float" office:value="187.404648178513" calcext:value-type="float">
            <text:p>187</text:p>
          </table:table-cell>
          <table:table-cell table:style-name="ce51" table:formula="of:=([Extrapolation.H112]/([Extrapolation.D112]*[Extrapolation.C112]) * ([Extrapolation.C127]*[Extrapolation.D127]) * [Extrapolation.E127]) /[Extrapolation.E112]" office:value-type="float" office:value="15554.5857988166" calcext:value-type="float">
            <text:p>1555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Extrapolation.H128]/[Extrapolation.F128]" office:value-type="float" office:value="203.577421430464" calcext:value-type="float">
            <text:p>204</text:p>
          </table:table-cell>
          <table:table-cell table:style-name="ce51" table:formula="of:=([Extrapolation.H112]/([Extrapolation.D112]*[Extrapolation.C112]) * ([Extrapolation.C128]*[Extrapolation.D128]) * [Extrapolation.E128]) /[Extrapolation.E112]" office:value-type="float" office:value="13639.6872358411" calcext:value-type="float">
            <text:p>1364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Extrapolation.H129]/[Extrapolation.F129]" office:value-type="float" office:value="232.126935235471" calcext:value-type="float">
            <text:p>232</text:p>
          </table:table-cell>
          <table:table-cell table:style-name="ce51" table:formula="of:=([Extrapolation.H113]/([Extrapolation.D113]*[Extrapolation.C113]) * ([Extrapolation.C129]*[Extrapolation.D129]) * [Extrapolation.E129]) /[Extrapolation.E113]" office:value-type="float" office:value="16945.2662721894" calcext:value-type="float">
            <text:p>169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Extrapolation.H130]/[Extrapolation.F130]" office:value-type="float" office:value="157.0905285191" calcext:value-type="float">
            <text:p>157</text:p>
          </table:table-cell>
          <table:table-cell table:style-name="ce51" table:formula="of:=([Extrapolation.H112]/([Extrapolation.D112]*[Extrapolation.C112]) * ([Extrapolation.C130]*[Extrapolation.D130]) * [Extrapolation.E130]) /[Extrapolation.E112]" office:value-type="float" office:value="13352.6949241235" calcext:value-type="float">
            <text:p>1335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Extrapolation.H131]/[Extrapolation.F131]" office:value-type="float" office:value="80.0472701901273" calcext:value-type="float">
            <text:p>80</text:p>
          </table:table-cell>
          <table:table-cell table:style-name="ce51" table:formula="of:=([Extrapolation.H114]/([Extrapolation.D114]*[Extrapolation.C114]) * ([Extrapolation.C131]*[Extrapolation.D131]) * [Extrapolation.E131]) /[Extrapolation.E114]" office:value-type="float" office:value="5763.40345368917" calcext:value-type="float">
            <text:p>5763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Extrapolation.H132]/[Extrapolation.F132]" office:value-type="float" office:value="185.034516765286" calcext:value-type="float">
            <text:p>185</text:p>
          </table:table-cell>
          <table:table-cell table:style-name="ce51" table:formula="of:=([Extrapolation.H103]/([Extrapolation.D103]*[Extrapolation.C103]) * ([Extrapolation.C132]*[Extrapolation.D132]) * [Extrapolation.E132]) /[Extrapolation.E103]" office:value-type="float" office:value="14432.6923076923" calcext:value-type="float">
            <text:p>144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Extrapolation.H133]/[Extrapolation.F133]" office:value-type="float" office:value="441.667176951288" calcext:value-type="float">
            <text:p>442</text:p>
          </table:table-cell>
          <table:table-cell table:style-name="ce51" table:formula="of:=([Extrapolation.H153]/([Extrapolation.D153]*[Extrapolation.C153]) * ([Extrapolation.C133]*[Extrapolation.D133]) * [Extrapolation.E133]) /[Extrapolation.E153]" office:value-type="float" office:value="54766.7299419597" calcext:value-type="float">
            <text:p>5476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Extrapolation.H134]/[Extrapolation.F134]" office:value-type="float" office:value="307.98684266735" calcext:value-type="float">
            <text:p>308</text:p>
          </table:table-cell>
          <table:table-cell table:style-name="ce51" table:formula="of:=([Extrapolation.H178]/([Extrapolation.D178]*[Extrapolation.C178]) * ([Extrapolation.C134]*[Extrapolation.D134]) * [Extrapolation.E134]) /[Extrapolation.E178]" office:value-type="float" office:value="28334.7895253962" calcext:value-type="float">
            <text:p>283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Extrapolation.H135]/[Extrapolation.F135]" office:value-type="float" office:value="114.020159389742" calcext:value-type="float">
            <text:p>114</text:p>
          </table:table-cell>
          <table:table-cell table:style-name="ce51" table:formula="of:=([Extrapolation.H166]/([Extrapolation.D166]*[Extrapolation.C166]) * ([Extrapolation.C135]*[Extrapolation.D135]) * [Extrapolation.E135]) /[Extrapolation.E166]" office:value-type="float" office:value="4674.82653497942" calcext:value-type="float">
            <text:p>4675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9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Extrapolation.H136]/[Extrapolation.F136]" office:value-type="float" office:value="85.8494379108875" calcext:value-type="float">
            <text:p>86</text:p>
          </table:table-cell>
          <table:table-cell table:style-name="ce51" table:formula="of:=([Extrapolation.H135]/[Extrapolation.H53])*[Extrapolation.H64]" office:value-type="float" office:value="1716.98875821775" calcext:value-type="float">
            <text:p>17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0" calcext:value-type="float">
            <text:p>50</text:p>
          </table:table-cell>
          <table:table-cell table:style-name="ce69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Extrapolation.H137]/[Extrapolation.F137]" office:value-type="float" office:value="383.487637030121" calcext:value-type="float">
            <text:p>383</text:p>
          </table:table-cell>
          <table:table-cell table:style-name="ce51" table:formula="of:=([Extrapolation.H178]/([Extrapolation.D178]*[Extrapolation.C178]) * ([Extrapolation.C137]*[Extrapolation.D137]) * [Extrapolation.E137]) /[Extrapolation.E178]" office:value-type="float" office:value="32212.9615105301" calcext:value-type="float">
            <text:p>322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57" calcext:value-type="float">
            <text:p>357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Extrapolation.H138]/[Extrapolation.F138]" office:value-type="float" office:value="261.316804346242" calcext:value-type="float">
            <text:p>261</text:p>
          </table:table-cell>
          <table:table-cell table:style-name="ce51" table:formula="of:=([Extrapolation.H178]/([Extrapolation.D178]*[Extrapolation.C178]) * ([Extrapolation.C138]*[Extrapolation.D138]) * [Extrapolation.E138]) /[Extrapolation.E178]" office:value-type="float" office:value="26654.3140433167" calcext:value-type="float">
            <text:p>26654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9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Extrapolation.H139]/[Extrapolation.F139]" office:value-type="float" office:value="575.346339206634" calcext:value-type="float">
            <text:p>575</text:p>
          </table:table-cell>
          <table:table-cell table:style-name="ce51" table:formula="of:=([Extrapolation.H153]/([Extrapolation.D153]*[Extrapolation.C153]) * ([Extrapolation.C139]*[Extrapolation.D139]) * [Extrapolation.E139]) /[Extrapolation.E153]" office:value-type="float" office:value="52931.8632070104" calcext:value-type="float">
            <text:p>5293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60" calcext:value-type="float">
            <text:p>46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Extrapolation.H140]/[Extrapolation.F140]" office:value-type="float" office:value="339.488777115859" calcext:value-type="float">
            <text:p>339</text:p>
          </table:table-cell>
          <table:table-cell table:style-name="ce51" table:formula="of:=([Extrapolation.H178]/([Extrapolation.D178]*[Extrapolation.C178]) * ([Extrapolation.C140]*[Extrapolation.D140]) * [Extrapolation.E140]) /[Extrapolation.E178]" office:value-type="float" office:value="32930.4113802384" calcext:value-type="float">
            <text:p>32930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00" calcext:value-type="float">
            <text:p>30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Extrapolation.H141]/[Extrapolation.F141]" office:value-type="float" office:value="48.5939198164473" calcext:value-type="float">
            <text:p>49</text:p>
          </table:table-cell>
          <table:table-cell table:style-name="ce51" table:formula="of:=([Extrapolation.H112]/([Extrapolation.D112]*[Extrapolation.C112]) * ([Extrapolation.C141]*[Extrapolation.D141]) * [Extrapolation.E141]) /[Extrapolation.E112]" office:value-type="float" office:value="2332.50815118947" calcext:value-type="float">
            <text:p>233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Extrapolation.H142]/[Extrapolation.F142]" office:value-type="float" office:value="186.907778353891" calcext:value-type="float">
            <text:p>187</text:p>
          </table:table-cell>
          <table:table-cell table:style-name="ce51" table:formula="of:=([Extrapolation.H178]/([Extrapolation.D178]*[Extrapolation.C178]) * ([Extrapolation.C142]*[Extrapolation.D142]) * [Extrapolation.E142]) /[Extrapolation.E178]" office:value-type="float" office:value="20372.9478405741" calcext:value-type="float">
            <text:p>2037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5" calcext:value-type="float">
            <text:p>25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Extrapolation.H143]/[Extrapolation.F143]" office:value-type="float" office:value="284.930001281558" calcext:value-type="float">
            <text:p>285</text:p>
          </table:table-cell>
          <table:table-cell table:style-name="ce51" table:formula="of:=([Extrapolation.H178]/([Extrapolation.D178]*[Extrapolation.C178]) * ([Extrapolation.C143]*[Extrapolation.D143]) * [Extrapolation.E143]) /[Extrapolation.E178]" office:value-type="float" office:value="32482.0201460977" calcext:value-type="float">
            <text:p>3248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0" calcext:value-type="float">
            <text:p>38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Extrapolation.H144]/[Extrapolation.F144]" office:value-type="float" office:value="228.346260751148" calcext:value-type="float">
            <text:p>228</text:p>
          </table:table-cell>
          <table:table-cell table:style-name="ce51" table:formula="of:=([Extrapolation.H153]/([Extrapolation.D153]*[Extrapolation.C153]) * ([Extrapolation.C144]*[Extrapolation.D144]) * [Extrapolation.E144]) /[Extrapolation.E153]" office:value-type="float" office:value="26944.8587686355" calcext:value-type="float">
            <text:p>26945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Extrapolation.H145]/[Extrapolation.F145]" office:value-type="float" office:value="402.020159041766" calcext:value-type="float">
            <text:p>402</text:p>
          </table:table-cell>
          <table:table-cell table:style-name="ce51" table:formula="of:=([Extrapolation.H153]/([Extrapolation.D153]*[Extrapolation.C153]) * ([Extrapolation.C145]*[Extrapolation.D145]) * [Extrapolation.E145]) /[Extrapolation.E153]" office:value-type="float" office:value="48242.419085012" calcext:value-type="float">
            <text:p>4824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15" calcext:value-type="float">
            <text:p>415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Extrapolation.H146]/[Extrapolation.F146]" office:value-type="float" office:value="342.643543936093" calcext:value-type="float">
            <text:p>343</text:p>
          </table:table-cell>
          <table:table-cell table:style-name="ce51" table:formula="of:=([Extrapolation.H178]/([Extrapolation.D178]*[Extrapolation.C178]) * ([Extrapolation.C146]*[Extrapolation.D146]) * [Extrapolation.E146]) /[Extrapolation.E178]" office:value-type="float" office:value="37005.502745098" calcext:value-type="float">
            <text:p>3700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3" calcext:value-type="float">
            <text:p>383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Extrapolation.H147]/[Extrapolation.F147]" office:value-type="float" office:value="162.447239731104" calcext:value-type="float">
            <text:p>162</text:p>
          </table:table-cell>
          <table:table-cell table:style-name="ce51" table:formula="of:=([Extrapolation.H166]/([Extrapolation.D166]*[Extrapolation.C166]) * ([Extrapolation.C147]*[Extrapolation.D147]) * [Extrapolation.E147]) /[Extrapolation.E166]" office:value-type="float" office:value="14782.6988155305" calcext:value-type="float">
            <text:p>1478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97" calcext:value-type="float">
            <text:p>197</text:p>
          </table:table-cell>
          <table:table-cell table:style-name="ce69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Extrapolation.H148]/[Extrapolation.F148]" office:value-type="float" office:value="407.702325220746" calcext:value-type="float">
            <text:p>408</text:p>
          </table:table-cell>
          <table:table-cell table:style-name="ce51" table:formula="of:=([Extrapolation.H178]/([Extrapolation.D178]*[Extrapolation.C178]) * ([Extrapolation.C148]*[Extrapolation.D148]) * [Extrapolation.E148]) /[Extrapolation.E178]" office:value-type="float" office:value="48516.5767012687" calcext:value-type="float">
            <text:p>485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Extrapolation.H149]/[Extrapolation.F149]" office:value-type="float" office:value="209.584645962137" calcext:value-type="float">
            <text:p>210</text:p>
          </table:table-cell>
          <table:table-cell table:style-name="ce51" table:formula="of:=((([Extrapolation.H166]/([Extrapolation.D166]*[Extrapolation.C166])*([Extrapolation.C149]*[Extrapolation.D149])*[Extrapolation.E149])/[Extrapolation.E166])+(([Extrapolation.H153]/([Extrapolation.D153]*[Extrapolation.C153])*([Extrapolation.C149]*[Extrapolation.D149])*[Extrapolation.E149])/[Extrapolation.E153]))/2" office:value-type="float" office:value="18443.448844668" calcext:value-type="float">
            <text:p>1844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2.75" calcext:value-type="float">
            <text:p>252.7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etropolitan H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Extrapolation.H150]/[Extrapolation.F150]" office:value-type="float" office:value="241.409644291595" calcext:value-type="float">
            <text:p>241</text:p>
          </table:table-cell>
          <table:table-cell table:style-name="ce51" table:formula="of:=([Extrapolation.H154]/([Extrapolation.D154]*[Extrapolation.C154]) * ([Extrapolation.C150]*[Extrapolation.D150]) * [Extrapolation.E150]) /[Extrapolation.E154]" office:value-type="float" office:value="19795.5908319108" calcext:value-type="float">
            <text:p>1979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64" calcext:value-type="float">
            <text:p>164</text:p>
          </table:table-cell>
          <table:table-cell table:style-name="ce69" office:value-type="string" calcext:value-type="string">
            <text:p>http://en.wikipedia.org/wiki/Metropolitan_Railway_H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Extrapolation.H151]/[Extrapolation.F151]" office:value-type="float" office:value="668.628780494927" calcext:value-type="float">
            <text:p>669</text:p>
          </table:table-cell>
          <table:table-cell table:style-name="ce51" table:formula="of:=([Extrapolation.H183]/([Extrapolation.D183]*[Extrapolation.C183]) * ([Extrapolation.C151]*[Extrapolation.D151]) * [Extrapolation.E151]) /[Extrapolation.E183]" office:value-type="float" office:value="88927.6278058252" calcext:value-type="float">
            <text:p>88928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25" calcext:value-type="float">
            <text:p>52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Extrapolation.H152]/[Extrapolation.F152]" office:value-type="float" office:value="474.655537259093" calcext:value-type="float">
            <text:p>475</text:p>
          </table:table-cell>
          <table:table-cell table:style-name="ce51" table:formula="of:=([Extrapolation.H178]/([Extrapolation.D178]*[Extrapolation.C178]) * ([Extrapolation.C152]*[Extrapolation.D152]) * [Extrapolation.E152]) /[Extrapolation.E178]" office:value-type="float" office:value="50313.4869494639" calcext:value-type="float">
            <text:p>503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35" calcext:value-type="float">
            <text:p>33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Extrapolation.H153]/[Extrapolation.F153]" office:value-type="float" office:value="327.929315642623" calcext:value-type="float">
            <text:p>328</text:p>
          </table:table-cell>
          <table:table-cell table:style-name="ce51" table:formula="of:=([Extrapolation.H154]/([Extrapolation.D154]*[Extrapolation.C154]) * ([Extrapolation.C153]*[Extrapolation.D153]) * [Extrapolation.E153]) /[Extrapolation.E154]" office:value-type="float" office:value="28529.8504609082" calcext:value-type="float">
            <text:p>2853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Extrapolation.G154]*[Extrapolation.F154]" office:value-type="float" office:value="64578" calcext:value-type="float">
            <text:p>64578</text:p>
          </table:table-cell>
          <table:table-cell table:style-name="ce4" office:value-type="string" calcext:value-type="string">
            <text:p>N</text:p>
          </table:table-cell>
          <table:table-cell table:style-name="ce59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Extrapolation.H155]/[Extrapolation.F155]" office:value-type="float" office:value="355.203958873396" calcext:value-type="float">
            <text:p>355</text:p>
          </table:table-cell>
          <table:table-cell table:formula="of:=([Extrapolation.H178]/([Extrapolation.D178]*[Extrapolation.C178]) * ([Extrapolation.C155]*[Extrapolation.D155]) * [Extrapolation.E155]) /[Extrapolation.E178]" office:value-type="float" office:value="35875.599846213" calcext:value-type="float">
            <text:p>35876</text:p>
          </table:table-cell>
          <table:table-cell table:style-name="ce55" office:value-type="string" calcext:value-type="string">
            <text:p>Y</text:p>
          </table:table-cell>
          <table:table-cell table:style-name="ce58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Extrapolation.H156]/[Extrapolation.F156]" office:value-type="float" office:value="127.210228140358" calcext:value-type="float">
            <text:p>127</text:p>
          </table:table-cell>
          <table:table-cell table:formula="of:=([Extrapolation.H142]/([Extrapolation.D142]*[Extrapolation.C142]) * ([Extrapolation.C156]*[Extrapolation.D156]) * [Extrapolation.E156]) /[Extrapolation.E142]" office:value-type="float" office:value="11830.5512170533" calcext:value-type="float">
            <text:p>1183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Extrapolation.H157]/[Extrapolation.F157]" office:value-type="float" office:value="307.20166819802" calcext:value-type="float">
            <text:p>307</text:p>
          </table:table-cell>
          <table:table-cell table:formula="of:=([Extrapolation.H178]/([Extrapolation.D178]*[Extrapolation.C178]) * ([Extrapolation.C157]*[Extrapolation.D157]) * [Extrapolation.E157]) /[Extrapolation.E178]" office:value-type="float" office:value="36249.7968473664" calcext:value-type="float">
            <text:p>3625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Extrapolation.H158]/[Extrapolation.F158]" office:value-type="float" office:value="354.765512073692" calcext:value-type="float">
            <text:p>355</text:p>
          </table:table-cell>
          <table:table-cell table:formula="of:=([Extrapolation.H166]/([Extrapolation.D166]*[Extrapolation.C166]) * ([Extrapolation.C158]*[Extrapolation.D158]) * [Extrapolation.E158]) /[Extrapolation.E166]" office:value-type="float" office:value="52860.0612989801" calcext:value-type="float">
            <text:p>5286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Extrapolation.H159]/[Extrapolation.F159]" office:value-type="float" office:value="183.938717196683" calcext:value-type="float">
            <text:p>184</text:p>
          </table:table-cell>
          <table:table-cell table:formula="of:=([Extrapolation.H178]/([Extrapolation.D178]*[Extrapolation.C178]) * ([Extrapolation.C159]*[Extrapolation.D159]) * [Extrapolation.E159]) /[Extrapolation.E178]" office:value-type="float" office:value="15450.8522445213" calcext:value-type="float">
            <text:p>1545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Extrapolation.H160]/[Extrapolation.F160]" office:value-type="float" office:value="517.631915149434" calcext:value-type="float">
            <text:p>518</text:p>
          </table:table-cell>
          <table:table-cell table:formula="of:=([Extrapolation.H153]/([Extrapolation.D153]*[Extrapolation.C153]) * ([Extrapolation.C160]*[Extrapolation.D160]) * [Extrapolation.E160]) /[Extrapolation.E153]" office:value-type="float" office:value="91620.8489814499" calcext:value-type="float">
            <text:p>9162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Extrapolation.H161]/[Extrapolation.F161]" office:value-type="float" office:value="307.976061456769" calcext:value-type="float">
            <text:p>308</text:p>
          </table:table-cell>
          <table:table-cell table:formula="of:=([Extrapolation.H178]/([Extrapolation.D178]*[Extrapolation.C178])*([Extrapolation.C161]*[Extrapolation.D161])*[Extrapolation.E161])/[Extrapolation.E178]" office:value-type="float" office:value="32645.4625144175" calcext:value-type="float">
            <text:p>32645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Extrapolation.H162]/[Extrapolation.F162]" office:value-type="float" office:value="425.363907469381" calcext:value-type="float">
            <text:p>425</text:p>
          </table:table-cell>
          <table:table-cell table:formula="of:=([Extrapolation.H178]/([Extrapolation.D178]*[Extrapolation.C178])*([Extrapolation.C162]*[Extrapolation.D162])*[Extrapolation.E162])/[Extrapolation.E178]" office:value-type="float" office:value="86348.8732162843" calcext:value-type="float">
            <text:p>86349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Extrapolation.H163]/[Extrapolation.F163]" office:value-type="float" office:value="499.409239246638" calcext:value-type="float">
            <text:p>499</text:p>
          </table:table-cell>
          <table:table-cell table:formula="of:=([Extrapolation.H186]/([Extrapolation.D186]*[Extrapolation.C186])*([Extrapolation.C163]*[Extrapolation.D163])*[Extrapolation.E163])/[Extrapolation.E186]" office:value-type="float" office:value="73912.5674085024" calcext:value-type="float">
            <text:p>73913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Extrapolation.H164]/[Extrapolation.F164]" office:value-type="float" office:value="683.468788934699" calcext:value-type="float">
            <text:p>683</text:p>
          </table:table-cell>
          <table:table-cell table:formula="of:=([Extrapolation.H183]/([Extrapolation.D183]*[Extrapolation.C183])*([Extrapolation.C164]*[Extrapolation.D164])*[Extrapolation.E164])/[Extrapolation.E183]" office:value-type="float" office:value="99786.443184466" calcext:value-type="float">
            <text:p>99786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Extrapolation.H165]/[Extrapolation.F165]" office:value-type="float" office:value="312.936273302127" calcext:value-type="float">
            <text:p>313</text:p>
          </table:table-cell>
          <table:table-cell table:formula="of:=([Extrapolation.H186]/([Extrapolation.D186]*[Extrapolation.C186])*([Extrapolation.C165]*[Extrapolation.D165])*[Extrapolation.E165])/[Extrapolation.E186]" office:value-type="float" office:value="30041.8822370042" calcext:value-type="float">
            <text:p>30042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Extrapolation.G166]*[Extrapolation.F166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Extrapolation.H167]/[Extrapolation.F167]" office:value-type="float" office:value="264.796236695721" calcext:value-type="float">
            <text:p>265</text:p>
          </table:table-cell>
          <table:table-cell table:formula="of:=([Extrapolation.H178]/([Extrapolation.D178]*[Extrapolation.C178])*([Extrapolation.C167]*[Extrapolation.D167])*[Extrapolation.E167])/[Extrapolation.E178]" office:value-type="float" office:value="20918.9026989619" calcext:value-type="float">
            <text:p>2091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3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Extrapolation.H168]/[Extrapolation.F168]" office:value-type="float" office:value="430.086775615231" calcext:value-type="float">
            <text:p>430</text:p>
          </table:table-cell>
          <table:table-cell table:formula="of:=([Extrapolation.H186]/([Extrapolation.D186]*[Extrapolation.C186])*([Extrapolation.C168]*[Extrapolation.D168])*[Extrapolation.E168])/[Extrapolation.E186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Extrapolation.H169]/[Extrapolation.F169]" office:value-type="float" office:value="159.858105856722" calcext:value-type="float">
            <text:p>160</text:p>
          </table:table-cell>
          <table:table-cell table:formula="of:=([Extrapolation.H201]/([Extrapolation.D201]*[Extrapolation.C201])*([Extrapolation.C169]*[Extrapolation.D169])*[Extrapolation.E169])/[Extrapolation.E201]" office:value-type="float" office:value="15985.8105856722" calcext:value-type="float">
            <text:p>1598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Extrapolation.H170]/[Extrapolation.F170]" office:value-type="float" office:value="269.536537229271" calcext:value-type="float">
            <text:p>270</text:p>
          </table:table-cell>
          <table:table-cell table:formula="of:=([Extrapolation.H178]/([Extrapolation.D178]*[Extrapolation.C178])*([Extrapolation.C170]*[Extrapolation.D170])*[Extrapolation.E170])/[Extrapolation.E178]" office:value-type="float" office:value="35578.8229142637" calcext:value-type="float">
            <text:p>3557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3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Extrapolation.H171]/[Extrapolation.F171]" office:value-type="float" office:value="157.898323638964" calcext:value-type="float">
            <text:p>158</text:p>
          </table:table-cell>
          <table:table-cell table:formula="of:=([Extrapolation.H156]/([Extrapolation.D156]*[Extrapolation.C156])*([Extrapolation.C171]*[Extrapolation.D171])*[Extrapolation.E171])/[Extrapolation.E156]" office:value-type="float" office:value="9789.69606561579" calcext:value-type="float">
            <text:p>97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Extrapolation.H172]/[Extrapolation.F172]" office:value-type="float" office:value="154.489026983342" calcext:value-type="float">
            <text:p>154</text:p>
          </table:table-cell>
          <table:table-cell table:formula="of:=([Extrapolation.H178]/([Extrapolation.D178]*[Extrapolation.C178])*([Extrapolation.C172]*[Extrapolation.D172])*[Extrapolation.E172])/[Extrapolation.E178]" office:value-type="float" office:value="15139.9246443675" calcext:value-type="float">
            <text:p>1514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Extrapolation.H173]/[Extrapolation.F173]" office:value-type="float" office:value="417.986650761902" calcext:value-type="float">
            <text:p>418</text:p>
          </table:table-cell>
          <table:table-cell table:formula="of:=([Extrapolation.H186]/([Extrapolation.D186]*[Extrapolation.C186])*([Extrapolation.C173]*[Extrapolation.D173])*[Extrapolation.E173])/[Extrapolation.E186]" office:value-type="float" office:value="49322.4247899045" calcext:value-type="float">
            <text:p>493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Extrapolation.H174]/[Extrapolation.F174]" office:value-type="float" office:value="445.103131586872" calcext:value-type="float">
            <text:p>445</text:p>
          </table:table-cell>
          <table:table-cell table:formula="of:=([Extrapolation.H186]/([Extrapolation.D186]*[Extrapolation.C186])*([Extrapolation.C174]*[Extrapolation.D174])*[Extrapolation.E174])/[Extrapolation.E186]" office:value-type="float" office:value="49851.5507377296" calcext:value-type="float">
            <text:p>49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Extrapolation.H175]/[Extrapolation.F175]" office:value-type="float" office:value="117.859738102653" calcext:value-type="float">
            <text:p>118</text:p>
          </table:table-cell>
          <table:table-cell table:formula="of:=([Extrapolation.H141]/([Extrapolation.D141]*[Extrapolation.C141])*([Extrapolation.C175]*[Extrapolation.D175])*[Extrapolation.E175])/[Extrapolation.E141]" office:value-type="float" office:value="8957.34009580163" calcext:value-type="float">
            <text:p>895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Extrapolation.H176]/[Extrapolation.F176]" office:value-type="float" office:value="675.90227763101" calcext:value-type="float">
            <text:p>676</text:p>
          </table:table-cell>
          <table:table-cell table:formula="of:=([Extrapolation.H183]/([Extrapolation.D183]*[Extrapolation.C183])*([Extrapolation.C176]*[Extrapolation.D176])*[Extrapolation.E176])/[Extrapolation.E183]" office:value-type="float" office:value="120986.507695951" calcext:value-type="float">
            <text:p>12098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Extrapolation.H177]/[Extrapolation.F177]" office:value-type="float" office:value="352.544379709316" calcext:value-type="float">
            <text:p>353</text:p>
          </table:table-cell>
          <table:table-cell table:formula="of:=([Extrapolation.H201]/([Extrapolation.D201]*[Extrapolation.C201])*([Extrapolation.C177]*[Extrapolation.D177])*[Extrapolation.E177])/[Extrapolation.E201]" office:value-type="float" office:value="41247.69242599" calcext:value-type="float">
            <text:p>4124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Extrapolation.H178]/[Extrapolation.F178]" office:value-type="float" office:value="459.610292841759" calcext:value-type="float">
            <text:p>460</text:p>
          </table:table-cell>
          <table:table-cell table:formula="of:=([Extrapolation.H201]/([Extrapolation.D201]*[Extrapolation.C201])*([Extrapolation.C178]*[Extrapolation.D178])*[Extrapolation.E178])/[Extrapolation.E201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4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Extrapolation.H179]/[Extrapolation.F179]" office:value-type="float" office:value="186.435346496322" calcext:value-type="float">
            <text:p>186</text:p>
          </table:table-cell>
          <table:table-cell table:formula="of:=([Extrapolation.H186]/([Extrapolation.D186]*[Extrapolation.C186])*([Extrapolation.C179]*[Extrapolation.D179])*[Extrapolation.E179])/[Extrapolation.E186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Extrapolation.G180]*[Extrapolation.F180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Extrapolation.H181]/[Extrapolation.F181]" office:value-type="float" office:value="440.752058399117" calcext:value-type="float">
            <text:p>441</text:p>
          </table:table-cell>
          <table:table-cell table:formula="of:=([Extrapolation.H186]/([Extrapolation.D186]*[Extrapolation.C186])*([Extrapolation.C181]*[Extrapolation.D181])*[Extrapolation.E181])/[Extrapolation.E186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Extrapolation.H182]/[Extrapolation.F182]" office:value-type="float" office:value="296.77693194925" calcext:value-type="float">
            <text:p>297</text:p>
          </table:table-cell>
          <table:table-cell table:formula="of:=([Extrapolation.H201]/([Extrapolation.D201]*[Extrapolation.C201])*([Extrapolation.C182]*[Extrapolation.D182])*[Extrapolation.E182])/[Extrapolation.E201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Extrapolation.G183]*[Extrapolation.F183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Extrapolation.H184]/[Extrapolation.F184]" office:value-type="float" office:value="151.344491784458" calcext:value-type="float">
            <text:p>151</text:p>
          </table:table-cell>
          <table:table-cell table:formula="of:=([Extrapolation.H166]/([Extrapolation.D166]*[Extrapolation.C166])*([Extrapolation.C184]*[Extrapolation.D184])*[Extrapolation.E184])/[Extrapolation.E166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Extrapolation.H185]/[Extrapolation.F185]" office:value-type="float" office:value="280.282730621128" calcext:value-type="float">
            <text:p>280</text:p>
          </table:table-cell>
          <table:table-cell table:formula="of:=([Extrapolation.H180]/([Extrapolation.D180]*[Extrapolation.C180])*([Extrapolation.C185]*[Extrapolation.D185])*[Extrapolation.E185])/[Extrapolation.E180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Extrapolation.G186]*[Extrapolation.F186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Extrapolation.H187]/[Extrapolation.F187]" office:value-type="float" office:value="802.52127239719" calcext:value-type="float">
            <text:p>803</text:p>
          </table:table-cell>
          <table:table-cell table:formula="of:=([Extrapolation.H183]/([Extrapolation.D183]*[Extrapolation.C183])*([Extrapolation.C187]*[Extrapolation.D187])*[Extrapolation.E187])/[Extrapolation.E183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Extrapolation.H188]/[Extrapolation.F188]" office:value-type="float" office:value="430.086775615231" calcext:value-type="float">
            <text:p>430</text:p>
          </table:table-cell>
          <table:table-cell table:formula="of:=([Extrapolation.H186]/([Extrapolation.D186]*[Extrapolation.C186])*([Extrapolation.C188]*[Extrapolation.D188])*[Extrapolation.E188])/[Extrapolation.E186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Extrapolation.H189]/[Extrapolation.F189]" office:value-type="float" office:value="159.982242439354" calcext:value-type="float">
            <text:p>160</text:p>
          </table:table-cell>
          <table:table-cell table:formula="of:=([Extrapolation.H113]/([Extrapolation.D113]*[Extrapolation.C113]) * ([Extrapolation.C189]*[Extrapolation.D189]) * [Extrapolation.E189]) /[Extrapolation.E113]" office:value-type="float" office:value="22237.5316990702" calcext:value-type="float">
            <text:p>2223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Extrapolation.H190]/[Extrapolation.F190]" office:value-type="float" office:value="575.462485338601" calcext:value-type="float">
            <text:p>575</text:p>
          </table:table-cell>
          <table:table-cell table:formula="of:=([Extrapolation.H209]/([Extrapolation.D209]*[Extrapolation.C209]) * ([Extrapolation.C190]*[Extrapolation.D190]) * [Extrapolation.E190]) /[Extrapolation.E209]" office:value-type="float" office:value="96102.2350515464" calcext:value-type="float">
            <text:p>9610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Extrapolation.H191]/[Extrapolation.F191]" office:value-type="float" office:value="328.01660899654" calcext:value-type="float">
            <text:p>328</text:p>
          </table:table-cell>
          <table:table-cell table:formula="of:=([Extrapolation.H201]/([Extrapolation.D201]*[Extrapolation.C201]) * ([Extrapolation.C191]*[Extrapolation.D191]) * [Extrapolation.E191]) /[Extrapolation.E201]" office:value-type="float" office:value="43626.2089965398" calcext:value-type="float">
            <text:p>436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Extrapolation.H192]/[Extrapolation.F192]" office:value-type="float" office:value="446.587108172474" calcext:value-type="float">
            <text:p>447</text:p>
          </table:table-cell>
          <table:table-cell table:formula="of:=([Extrapolation.H186]/([Extrapolation.D186]*[Extrapolation.C186]) * ([Extrapolation.C192]*[Extrapolation.D192]) * [Extrapolation.E192]) /[Extrapolation.E186]" office:value-type="float" office:value="66094.8920095262" calcext:value-type="float">
            <text:p>6609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Extrapolation.H193]/[Extrapolation.F193]" office:value-type="float" office:value="83.2312203657839" calcext:value-type="float">
            <text:p>83</text:p>
          </table:table-cell>
          <table:table-cell table:formula="of:=([Extrapolation.H141]/([Extrapolation.D141]*[Extrapolation.C141])*([Extrapolation.C193]*[Extrapolation.D193])*[Extrapolation.E193])/[Extrapolation.E141]" office:value-type="float" office:value="8822.50935877309" calcext:value-type="float">
            <text:p>88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Extrapolation.H194]/[Extrapolation.F194]" office:value-type="float" office:value="344.655132641292" calcext:value-type="float">
            <text:p>345</text:p>
          </table:table-cell>
          <table:table-cell table:formula="of:=([Extrapolation.H201]/([Extrapolation.D201]*[Extrapolation.C201])*([Extrapolation.C194]*[Extrapolation.D194])*[Extrapolation.E194])/[Extrapolation.E201]" office:value-type="float" office:value="52387.5801614764" calcext:value-type="float">
            <text:p>5238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3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.07" calcext:value-type="float">
            <text:p>27.07</text:p>
          </table:table-cell>
          <table:table-cell table:style-name="ce8" table:formula="of:=1582.6+154.9" office:value-type="float" office:value="1737.5" calcext:value-type="float">
            <text:p>1737.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Extrapolation.H195]/[Extrapolation.F195]" office:value-type="float" office:value="401.017631337564" calcext:value-type="float">
            <text:p>401</text:p>
          </table:table-cell>
          <table:table-cell table:formula="of:=([Extrapolation.H186]/([Extrapolation.D186]*[Extrapolation.C186])*([Extrapolation.C195]*[Extrapolation.D195])*[Extrapolation.E195])/[Extrapolation.E186]" office:value-type="float" office:value="48523.1333918453" calcext:value-type="float">
            <text:p>485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Extrapolation.H196]/[Extrapolation.F196]" office:value-type="float" office:value="323.175518237516" calcext:value-type="float">
            <text:p>323</text:p>
          </table:table-cell>
          <table:table-cell table:formula="of:=([Extrapolation.H201]/([Extrapolation.D201]*[Extrapolation.C201])*([Extrapolation.C196]*[Extrapolation.D196])*[Extrapolation.E196])/[Extrapolation.E201]" office:value-type="float" office:value="35226.1314878893" calcext:value-type="float">
            <text:p>352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Extrapolation.H197]/[Extrapolation.F197]" office:value-type="float" office:value="470.728197542543" calcext:value-type="float">
            <text:p>471</text:p>
          </table:table-cell>
          <table:table-cell table:formula="of:=([Extrapolation.H209]/([Extrapolation.D209]*[Extrapolation.C209])*([Extrapolation.C197]*[Extrapolation.D197])*[Extrapolation.E197])/[Extrapolation.E209]" office:value-type="float" office:value="64489.7630633284" calcext:value-type="float">
            <text:p>644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Extrapolation.H198]/[Extrapolation.F198]" office:value-type="float" office:value="440.357504585147" calcext:value-type="float">
            <text:p>440</text:p>
          </table:table-cell>
          <table:table-cell table:formula="of:=([Extrapolation.H186]/([Extrapolation.D186]*[Extrapolation.C186])*([Extrapolation.C198]*[Extrapolation.D198])*[Extrapolation.E198])/[Extrapolation.E186]" office:value-type="float" office:value="63851.8381648463" calcext:value-type="float">
            <text:p>63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Extrapolation.H199]/[Extrapolation.F199]" office:value-type="float" office:value="229.02040673667" calcext:value-type="float">
            <text:p>229</text:p>
          </table:table-cell>
          <table:table-cell table:formula="of:=([Extrapolation.H201]/([Extrapolation.D201]*[Extrapolation.C201])*([Extrapolation.C199]*[Extrapolation.D199])*[Extrapolation.E199])/[Extrapolation.E201]" office:value-type="float" office:value="17634.5713187236" calcext:value-type="float">
            <text:p>1763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Extrapolation.H200]/[Extrapolation.F200]" office:value-type="float" office:value="279.373346433708" calcext:value-type="float">
            <text:p>279</text:p>
          </table:table-cell>
          <table:table-cell table:formula="of:=([Extrapolation.H201]/([Extrapolation.D201]*[Extrapolation.C201])*([Extrapolation.C200]*[Extrapolation.D200])*[Extrapolation.E200])/[Extrapolation.E201]" office:value-type="float" office:value="30172.3214148404" calcext:value-type="float">
            <text:p>3017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4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Extrapolation.G201]*[Extrapolation.F201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Extrapolation.H202]/[Extrapolation.F202]" office:value-type="float" office:value="747.379515109565" calcext:value-type="float">
            <text:p>747</text:p>
          </table:table-cell>
          <table:table-cell table:style-name="ce51" table:formula="of:=([Extrapolation.H183]/([Extrapolation.D183]*[Extrapolation.C183])*([Extrapolation.C202]*[Extrapolation.D202])*[Extrapolation.E202])/[Extrapolation.E183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Extrapolation.H203]/[Extrapolation.F203]" office:value-type="float" office:value="438.96400588633" calcext:value-type="float">
            <text:p>439</text:p>
          </table:table-cell>
          <table:table-cell table:style-name="ce51" table:formula="of:=([Extrapolation.H201]/([Extrapolation.D201]*[Extrapolation.C201])*([Extrapolation.C203]*[Extrapolation.D203])*[Extrapolation.E203])/[Extrapolation.E201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4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Extrapolation.H204]/[Extrapolation.F204]" office:value-type="float" office:value="353.313344347808" calcext:value-type="float">
            <text:p>353</text:p>
          </table:table-cell>
          <table:table-cell table:style-name="ce51" table:formula="of:=([Extrapolation.H201]/([Extrapolation.D201]*[Extrapolation.C201])*([Extrapolation.C204]*[Extrapolation.D204])*[Extrapolation.E204])/[Extrapolation.E201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4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Extrapolation.H205]/[Extrapolation.F205]" office:value-type="float" office:value="276.167422786108" calcext:value-type="float">
            <text:p>276</text:p>
          </table:table-cell>
          <table:table-cell table:style-name="ce51" table:formula="of:=([Extrapolation.H201]/([Extrapolation.D201]*[Extrapolation.C201])*([Extrapolation.C205]*[Extrapolation.D205])*[Extrapolation.E205])/[Extrapolation.E201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4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Extrapolation.H206]/[Extrapolation.F206]" office:value-type="float" office:value="209.081977017386" calcext:value-type="float">
            <text:p>209</text:p>
          </table:table-cell>
          <table:table-cell table:style-name="ce51" table:formula="of:=([Extrapolation.H201]/([Extrapolation.D201]*[Extrapolation.C201])*([Extrapolation.C206]*[Extrapolation.D206])*[Extrapolation.E206])/[Extrapolation.E201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4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Extrapolation.H207]/[Extrapolation.F207]" office:value-type="float" office:value="766.596523435921" calcext:value-type="float">
            <text:p>767</text:p>
          </table:table-cell>
          <table:table-cell table:style-name="ce51" table:formula="of:=([Extrapolation.H180]/([Extrapolation.D180]*[Extrapolation.C180])*([Extrapolation.C207]*[Extrapolation.D207])*[Extrapolation.E207])/[Extrapolation.E180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Extrapolation.H208]/[Extrapolation.F208]" office:value-type="float" office:value="500.660167724457" calcext:value-type="float">
            <text:p>501</text:p>
          </table:table-cell>
          <table:table-cell table:style-name="ce51" table:formula="of:=([Extrapolation.H180]/([Extrapolation.D180]*[Extrapolation.C180])*([Extrapolation.C208]*[Extrapolation.D208])*[Extrapolation.E208])/[Extrapolation.E180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Extrapolation.G209]*[Extrapolation.F209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2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Extrapolation.H210]/[Extrapolation.F210]" office:value-type="float" office:value="471.211075931504" calcext:value-type="float">
            <text:p>471</text:p>
          </table:table-cell>
          <table:table-cell table:style-name="ce51" table:formula="of:=([Extrapolation.H209]/([Extrapolation.D209]*[Extrapolation.C209])*([Extrapolation.C210]*[Extrapolation.D210])*[Extrapolation.E210])/[Extrapolation.E209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16" table:default-cell-style-name="Default"/>
        <table:table-column table:style-name="co1" table:number-columns-repeated="6" table:default-cell-style-name="Default"/>
        <table:table-column table:style-name="co18" table:default-cell-style-name="ce76"/>
        <table:table-row table:style-name="ro3"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/kG</text:p>
          </table:table-cell>
          <table:table-cell/>
          <table:table-cell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/2" office:value-type="float" office:value="1.415" calcext:value-type="float">
            <text:p>1.415</text:p>
          </table:table-cell>
          <table:table-cell office:value-type="float" office:value="0.7457" calcext:value-type="float">
            <text:p>0.7457</text:p>
          </table:table-cell>
          <table:table-cell table:formula="of:=['Theoretical figures'.C2]/['Theoretical figures'.B2]" office:value-type="float" office:value="0.526996466431095" calcext:value-type="float">
            <text:p>0.5269964664</text:p>
          </table:table-cell>
          <table:table-cell/>
          <table:table-cell table:formula="of:=6150/1016.0472004055" office:value-type="float" office:value="6.05286840763457" calcext:value-type="float">
            <text:p>6.0528684076</text:p>
          </table:table-cell>
          <table:table-cell table:style-name="ce76"/>
          <table:table-cell table:style-name="Default"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0.7457" calcext:value-type="float">
            <text:p>0.7457</text:p>
          </table:table-cell>
          <table:table-cell table:formula="of:=['Theoretical figures'.C3]/['Theoretical figures'.B3]" office:value-type="float" office:value="0.37285" calcext:value-type="float">
            <text:p>0.37285</text:p>
          </table:table-cell>
          <table:table-cell table:number-columns-repeated="2"/>
          <table:table-cell table:style-name="ce76"/>
          <table:table-cell table:style-name="Default"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76"/>
          <table:table-cell table:style-name="Default"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76"/>
          <table:table-cell table:style-name="Default" office:value-type="string" calcext:value-type="string">
            <text:p>http://www.internationalsteam.co.uk/trains/newsteam/modern50.htm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heoretical extrapol." table:style-name="ta1">
        <office:forms form:automatic-focus="false" form:apply-design-mode="false"/>
        <table:table-column table:style-name="co16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76"/>
        <table:table-column table:style-name="co2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79" office:value-type="string" calcext:value-type="string">
            <text:p>Thermal efficienc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Big Boy</text:p>
          </table:table-cell>
          <table:table-cell office:value-type="float" office:value="2213.531" calcext:value-type="float">
            <text:p>2213.531</text:p>
          </table:table-cell>
          <table:table-cell table:style-name="ce77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2]*['Theoretical extrapol.'.C3]" office:value-type="float" office:value="904.118295774648" calcext:value-type="float">
            <text:p>904.118295774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'Theoretical figures'.F2]*[.H3]*[.B3]" office:value-type="float" office:value="465.163270886996" calcext:value-type="float">
            <text:p>465.163270887</text:p>
          </table:table-cell>
          <table:table-cell table:style-name="ce78" table:formula="of:=[Extrapolation.G15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2]*['Theoretical extrapol.'.C4]" office:value-type="float" office:value="872.941802816901" calcext:value-type="float">
            <text:p>872.941802816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F2]*[.H4]*[.B4]" office:value-type="float" office:value="369.866130198179" calcext:value-type="float">
            <text:p>369.866130198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/>
        </table:table-row>
        <table:table-row table:style-name="ro3" table:number-rows-repeated="104857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22:46:06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1-30T23:10:30.154000000</dc:date>
    <meta:editing-duration>P17DT4H15M3S</meta:editing-duration>
    <meta:editing-cycles>873</meta:editing-cycles>
    <meta:generator>LibreOffice/4.4.6.3$Windows_x86 LibreOffice_project/e8938fd3328e95dcf59dd64e7facd2c7d67c704d</meta:generator>
    <meta:document-statistic meta:table-count="5" meta:cell-count="2521" meta:object-count="0"/>
  </office:meta>
</office:document-meta>
</file>